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19_11-26-56_000.jpg</text:p>
          </table:table-cell>
          <table:table-cell table:style-name="ce12" office:value-type="string">
            <text:p>:m 読みたい本 / 『XXX』 / 著者=XXX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読みたい本 / 『XXX』 / 著者=XXX">
            <text:p>:m 読みたい本 / 『XXX』 / 著者=XXX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19_11-27-45_000.jpg</text:p>
          </table:table-cell>
          <table:table-cell table:style-name="ce12" office:value-type="string">
            <text:p>:m 読みたい本 / 『XXX』 / 著者=XXX</text:p>
          </table:table-cell>
          <table:table-cell table:style-name="ce12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読みたい本 / 『XXX』 / 著者=XXX">
            <text:p>:m 読みたい本 / 『XXX』 / 著者=XXX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1-19_11-43-34_000.jpg</text:p>
          </table:table-cell>
          <table:table-cell table:style-name="ce12" office:value-type="string">
            <text:p>:m X-X*X RES / 245 / 『古典場から量子場への道』　高橋康 / p.XX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X-X*X RES / 245 / 『古典場から量子場への道』　高橋康 / p.XX">
            <text:p>:m X-X*X RES / 245 / 『古典場から量子場への道』　高橋康 / p.XX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1-19_11-43-40_000.jpg</text:p>
          </table:table-cell>
          <table:table-cell table:style-name="ce12" office:value-type="string">
            <text:p>:m X-X*X RES / 245 / 『古典場から量子場への道』　高橋康 / p.XX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X-X*X RES / 245 / 『古典場から量子場への道』　高橋康 / p.XX">
            <text:p>:m X-X*X RES / 245 / 『古典場から量子場への道』　高橋康 / p.XX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1-19_11-43-45_000.jpg</text:p>
          </table:table-cell>
          <table:table-cell table:style-name="ce12" office:value-type="string">
            <text:p>:m X-X*X RES / 245 / 『古典場から量子場への道』　高橋康 / p.XX</text:p>
          </table:table-cell>
          <table:table-cell table:style-name="ce20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X-X*X RES / 245 / 『古典場から量子場への道』　高橋康 / p.XX">
            <text:p>:m X-X*X RES / 245 / 『古典場から量子場への道』　高橋康 / p.XX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5" office:value-type="string">
            <text:p>2021-11-19_11-43-56_000.jpg</text:p>
          </table:table-cell>
          <table:table-cell table:style-name="ce20" office:value-type="string">
            <text:p>:m 読みたい本 / 『』 / 著者=XXX</text:p>
          </table:table-cell>
          <table:table-cell table:style-name="ce20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読みたい本 / 『』 / 著者=XXX">
            <text:p>:m 読みたい本 / 『』 / 著者=XXX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string">
            <text:p>2021-11-19_12-01-55_000.jpg</text:p>
          </table:table-cell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5" office:value-type="string">
            <text:p>2021-11-19_12-11-05_000.jpg</text:p>
          </table:table-cell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1-19_13-06-03_000.jpg</text:p>
          </table:table-cell>
          <table:table-cell table:style-name="ce19" office:value-type="string">
            <text:p>:m 食べた物</text:p>
          </table:table-cell>
          <table:table-cell table:style-name="ce21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2021-11-19_15-10-36_000.jpg</text:p>
          </table:table-cell>
          <table:table-cell table:style-name="ce19" office:value-type="string">
            <text:p>:m XXX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XXX">
            <text:p>:m XXX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2021-11-19_15-10-54_000.jpg</text:p>
          </table:table-cell>
          <table:table-cell table:style-name="ce21" office:value-type="string">
            <text:p>:m XXX</text:p>
          </table:table-cell>
          <table:table-cell table:style-name="ce12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XXX">
            <text:p>:m XXX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2021-11-19_17-53-08_000.jpg</text:p>
          </table:table-cell>
          <table:table-cell table:style-name="ce19" office:value-type="string">
            <text:p>:m XXX</text:p>
          </table:table-cell>
          <table:table-cell table:style-name="ce19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XXX">
            <text:p>:m XXX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1-19_18-56-41_000.jpg</text:p>
          </table:table-cell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1-11-19_19-16-20_000.jpg</text:p>
          </table:table-cell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1-11-19_20-44-17_000.jpg</text:p>
          </table:table-cell>
          <table:table-cell table:style-name="ce12" office:value-type="string">
            <text:p>:m 食べた物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5" office:value-type="string">
            <text:p>2021-11-19_21-39-55_000.jpg</text:p>
          </table:table-cell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5" office:value-type="string">
            <text:p>2021-11-19_21-40-14_000.jpg</text:p>
          </table:table-cell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1-11-19_21-40-16_000.jpg</text:p>
          </table:table-cell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2021-11-19_22-37-44_000.jpg</text:p>
          </table:table-cell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5" office:value-type="string">
            <text:p>2021-11-20_00-55-57_000.jpg</text:p>
          </table:table-cell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5" office:value-type="string">
            <text:p>2021-11-20_04-16-17_000.jpg</text:p>
          </table:table-cell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string">
            <text:p>2021-11-20_05-15-46_000.jpg</text:p>
          </table:table-cell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5" office:value-type="string">
            <text:p>2021-11-20_05-25-33_000.jpg</text:p>
          </table:table-cell>
          <table:table-cell table:style-name="ce19"/>
          <table:table-cell table:style-name="ce19"/>
          <table:table-cell table:style-name="ce5"/>
          <table:table-cell table:style-name="ce5" office:value-type="string">
            <text:p>N-35-35-28.752136 E-139-34-50.148925</text:p>
          </table:table-cell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5" office:value-type="string">
            <text:p>2021-11-20_06-26-36_000.jpg</text:p>
          </table:table-cell>
          <table:table-cell table:style-name="ce9"/>
          <table:table-cell table:style-name="ce5"/>
          <table:table-cell table:style-name="ce5"/>
          <table:table-cell table:style-name="ce5" office:value-type="string">
            <text:p>N-35-38-30.617065 E-139-38-47.01416</text:p>
          </table:table-cell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5" office:value-type="string">
            <text:p>2021-11-20_06-26-44_000.jpg</text:p>
          </table:table-cell>
          <table:table-cell table:style-name="ce12" office:value-type="string">
            <text:p>UNKNOWN</text:p>
          </table:table-cell>
          <table:table-cell table:style-name="ce12"/>
          <table:table-cell table:style-name="ce5"/>
          <table:table-cell table:style-name="ce5" office:value-type="string">
            <text:p>N-35-38-30.617065 E-139-38-47.01416</text:p>
          </table:table-cell>
          <table:table-cell table:style-name="ce40" table:formula="of:=IF([.E26]=&quot;&quot;;[.C26];CONCATENATE([.C26];&quot; / &quot;;[.E26]))" office:value-type="string" office:string-value="UNKNOWN">
            <text:p>UNKNOWN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5" office:value-type="string">
            <text:p>2021-11-20_06-31-48_000.jpg</text:p>
          </table:table-cell>
          <table:table-cell table:style-name="ce9" office:value-type="string">
            <text:p>UNKNOWN</text:p>
          </table:table-cell>
          <table:table-cell table:style-name="ce19"/>
          <table:table-cell table:style-name="ce5"/>
          <table:table-cell table:style-name="ce5" office:value-type="string">
            <text:p>N-35-38-22.253723 E-139-38-46.02539</text:p>
          </table:table-cell>
          <table:table-cell table:style-name="ce40" table:formula="of:=IF([.E27]=&quot;&quot;;[.C27];CONCATENATE([.C27];&quot; / &quot;;[.E27]))" office:value-type="string" office:string-value="UNKNOWN">
            <text:p>UNKNOWN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5" office:value-type="string">
            <text:p>2021-11-20_06-31-53_000.jpg</text:p>
          </table:table-cell>
          <table:table-cell table:style-name="ce9"/>
          <table:table-cell table:style-name="ce21"/>
          <table:table-cell table:style-name="ce5"/>
          <table:table-cell table:style-name="ce5" office:value-type="string">
            <text:p>N-35-38-22.253723 E-139-38-46.02539</text:p>
          </table:table-cell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5" office:value-type="string">
            <text:p>2021-11-20_06-32-00_000.jpg</text:p>
          </table:table-cell>
          <table:table-cell table:style-name="ce9"/>
          <table:table-cell table:style-name="ce21"/>
          <table:table-cell table:style-name="ce5"/>
          <table:table-cell table:style-name="ce5" office:value-type="string">
            <text:p>N-35-38-22.253723 E-139-38-46.02539</text:p>
          </table:table-cell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5" office:value-type="string">
            <text:p>2021-11-20_06-32-09_000.jpg</text:p>
          </table:table-cell>
          <table:table-cell table:style-name="ce9"/>
          <table:table-cell table:style-name="ce21"/>
          <table:table-cell table:style-name="ce5"/>
          <table:table-cell table:style-name="ce5" office:value-type="string">
            <text:p>N-35-38-21.731872 E-139-38-45.421142</text:p>
          </table:table-cell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5" office:value-type="string">
            <text:p>2021-11-20_07-41-45_000.jpg</text:p>
          </table:table-cell>
          <table:table-cell table:style-name="ce9"/>
          <table:table-cell table:style-name="ce5"/>
          <table:table-cell table:style-name="ce5"/>
          <table:table-cell table:style-name="ce5" office:value-type="string">
            <text:p>N-35-38-22.308654 E-139-38-45.311279</text:p>
          </table:table-cell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5" office:value-type="string">
            <text:p>2021-11-20_16-01-11_000.jpg</text:p>
          </table:table-cell>
          <table:table-cell table:style-name="ce12"/>
          <table:table-cell table:style-name="ce5"/>
          <table:table-cell table:style-name="ce5"/>
          <table:table-cell table:style-name="ce5" office:value-type="string">
            <text:p>N-35-38-23.558349 E-139-38-46.35498</text:p>
          </table:table-cell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5" office:value-type="string">
            <text:p>2021-11-20_16-01-14_000.jpg</text:p>
          </table:table-cell>
          <table:table-cell table:style-name="ce12"/>
          <table:table-cell table:style-name="ce5"/>
          <table:table-cell table:style-name="ce5"/>
          <table:table-cell table:style-name="ce5" office:value-type="string">
            <text:p>N-35-38-23.558349 E-139-38-46.35498</text:p>
          </table:table-cell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5" office:value-type="string">
            <text:p>2021-11-20_16-01-18_000.jpg</text:p>
          </table:table-cell>
          <table:table-cell table:style-name="ce12"/>
          <table:table-cell table:style-name="ce5"/>
          <table:table-cell table:style-name="ce5"/>
          <table:table-cell table:style-name="ce5" office:value-type="string">
            <text:p>N-35-38-23.558349 E-139-38-46.35498</text:p>
          </table:table-cell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5" office:value-type="string">
            <text:p>2021-11-20_16-01-34_000.jpg</text:p>
          </table:table-cell>
          <table:table-cell table:style-name="ce9"/>
          <table:table-cell table:style-name="ce5"/>
          <table:table-cell table:style-name="ce5"/>
          <table:table-cell table:style-name="ce5" office:value-type="string">
            <text:p>N-35-38-23.681945 E-139-38-46.68457</text:p>
          </table:table-cell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5" office:value-type="string">
            <text:p>2021-11-20_16-01-44_000.jpg</text:p>
          </table:table-cell>
          <table:table-cell table:style-name="ce9" office:value-type="string">
            <text:p>:m 食べた物　間食 / 味噌スープ</text:p>
          </table:table-cell>
          <table:table-cell table:style-name="ce5"/>
          <table:table-cell table:style-name="ce5"/>
          <table:table-cell table:style-name="ce5" office:value-type="string">
            <text:p>N-35-38-23.942871 E-139-38-46.245117</text:p>
          </table:table-cell>
          <table:table-cell table:style-name="ce40" table:formula="of:=IF([.E36]=&quot;&quot;;[.C36];CONCATENATE([.C36];&quot; / &quot;;[.E36]))" office:value-type="string" office:string-value=":m 食べた物　間食 / 味噌スープ">
            <text:p>:m 食べた物　間食 / 味噌スープ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5" office:value-type="string">
            <text:p>2021-11-20_16-01-51_000.jpg</text:p>
          </table:table-cell>
          <table:table-cell table:style-name="ce19"/>
          <table:table-cell table:style-name="ce12"/>
          <table:table-cell table:style-name="ce5"/>
          <table:table-cell table:style-name="ce5" office:value-type="string">
            <text:p>N-35-38-23.942871 E-139-38-46.245117</text:p>
          </table:table-cell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5" office:value-type="string">
            <text:p>2021-11-20_16-01-57_000.jpg</text:p>
          </table:table-cell>
          <table:table-cell table:style-name="ce19"/>
          <table:table-cell table:style-name="ce12"/>
          <table:table-cell table:style-name="ce5"/>
          <table:table-cell table:style-name="ce5" office:value-type="string">
            <text:p>N-35-38-23.942871 E-139-38-46.245117</text:p>
          </table:table-cell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5" office:value-type="string">
            <text:p>2021-11-20_19-05-09_000.jpg</text:p>
          </table:table-cell>
          <table:table-cell table:style-name="ce9"/>
          <table:table-cell table:style-name="ce19"/>
          <table:table-cell table:style-name="ce5"/>
          <table:table-cell table:style-name="ce5" office:value-type="string">
            <text:p>N-35-35-28.601074 E-139-34-49.160156</text:p>
          </table:table-cell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5" office:value-type="string">
            <text:p>2021-11-20_20-31-44_000.jpg</text:p>
          </table:table-cell>
          <table:table-cell table:style-name="ce12"/>
          <table:table-cell table:style-name="ce12"/>
          <table:table-cell table:style-name="ce5"/>
          <table:table-cell table:style-name="ce5" office:value-type="string">
            <text:p>N-35-35-28.573608 E-139-34-48.940429</text:p>
          </table:table-cell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5" office:value-type="string">
            <text:p>2021-11-20_21-10-22_000.jpg</text:p>
          </table:table-cell>
          <table:table-cell table:style-name="ce28" office:value-type="string">
            <text:p>:m 食べた物</text:p>
          </table:table-cell>
          <table:table-cell table:style-name="ce12"/>
          <table:table-cell table:style-name="ce5"/>
          <table:table-cell table:style-name="ce5" office:value-type="string">
            <text:p>N-35-35-28.62854 E-139-34-49.324951</text:p>
          </table:table-cell>
          <table:table-cell table:style-name="ce40" table:formula="of:=IF([.E41]=&quot;&quot;;[.C41];CONCATENATE([.C41];&quot; / &quot;;[.E41]))" office:value-type="string" office:string-value=":m 食べた物">
            <text:p>:m 食べた物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5" office:value-type="string">
            <text:p>2021-11-21_03-44-09_000.jpg</text:p>
          </table:table-cell>
          <table:table-cell table:style-name="ce28"/>
          <table:table-cell table:style-name="ce12"/>
          <table:table-cell table:style-name="ce5"/>
          <table:table-cell table:style-name="ce5" office:value-type="string">
            <text:p>N-35-35-28.62854 E-139-34-49.270019</text:p>
          </table:table-cell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5" office:value-type="string">
            <text:p>2021-11-21_03-44-28_000.jpg</text:p>
          </table:table-cell>
          <table:table-cell table:style-name="ce21"/>
          <table:table-cell table:style-name="ce21"/>
          <table:table-cell table:style-name="ce5"/>
          <table:table-cell table:style-name="ce5" office:value-type="string">
            <text:p>N-35-35-28.601074 E-139-34-49.215087</text:p>
          </table:table-cell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5" office:value-type="string">
            <text:p>2021-11-21_07-43-44_000.jpg</text:p>
          </table:table-cell>
          <table:table-cell table:style-name="ce21"/>
          <table:table-cell table:style-name="ce21"/>
          <table:table-cell table:style-name="ce5"/>
          <table:table-cell table:style-name="ce5" office:value-type="string">
            <text:p>N-35-35-28.587341 E-139-34-49.599609</text:p>
          </table:table-cell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1-19_18-08-27_000.mp4</text:p>
          </table:table-cell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1-19_18-25-42_000.mp4</text:p>
          </table:table-cell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1-11-19_18-44-57_000.mp4</text:p>
          </table:table-cell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1-11-19_18-53-00_000.mp4</text:p>
          </table:table-cell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1-11-20_18-55-54_000.mp4</text:p>
          </table:table-cell>
          <table:table-cell table:style-name="ce21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:m :PHOTO 寝た時刻 / 2021 / オナニー、未了、duration=３０分ぐらい,other=~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0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1">2021/11/21</text:date>, <text:time>09:16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21T09:16:05.48</dc:date>
    <dc:creator>iwabuchi ken</dc:creator>
    <meta:editing-duration>P40DT7H20M20S</meta:editing-duration>
    <meta:editing-cycles>13828</meta:editing-cycles>
    <meta:document-statistic meta:table-count="1" meta:cell-count="528" meta:object-count="0"/>
  </office:meta>
</office:document-meta>
</file>